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1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99pt ridge #000000" style:vertical-align="middle"/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6" style:family="table-cell" style:parent-style-name="Default" style:data-style-name="N112">
      <style:table-cell-properties style:text-align-source="fix" style:repeat-content="false" fo:border="0.99pt ridge #000000" style:vertical-align="middle"/>
      <style:paragraph-properties fo:text-align="center" fo:margin-left="0mm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order="0.99pt ridge #000000" style:vertical-align="middle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2">
      <style:table-cell-properties style:text-align-source="fix" style:repeat-content="false" fo:border="0.99pt ridge #000000" style:vertical-align="middle"/>
      <style:paragraph-properties fo:text-align="center" fo:margin-left="0mm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vertical-align="middle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99pt ridge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99pt ridge #000000" style:vertical-align="middle"/>
      <style:text-properties fo:font-size="12pt" style:font-size-asian="12pt" style:font-size-complex="12pt"/>
    </style:style>
    <style:style style:name="ce15" style:family="table-cell" style:parent-style-name="Default" style:data-style-name="N112">
      <style:table-cell-properties style:text-align-source="fix" style:repeat-content="false" fo:border="0.99pt ridge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order="0.99pt ridge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12">
      <style:table-cell-properties style:text-align-source="fix" style:repeat-content="false" fo:border="0.99pt ridge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rivial" table:style-name="ta1">
        <table:table-column table:style-name="co1" table:default-cell-style-name="ce13"/>
        <table:table-column table:style-name="co1" table:number-columns-repeated="4" table:default-cell-style-name="ce15"/>
        <table:table-column table:style-name="co2" table:number-columns-repeated="1019" table:default-cell-style-name="ce16"/>
        <table:table-row table:style-name="ro1">
          <table:table-cell table:style-name="ce12" office:value-type="string" calcext:value-type="string" table:number-columns-spanned="5" table:number-rows-spanned="1">
            <text:p>Trivial – Tempo de Execução vs Probabilidade/Tamanho</text:p>
          </table:table-cell>
          <table:covered-table-cell table:number-columns-repeated="4" table:style-name="ce14"/>
          <table:table-cell table:number-columns-repeated="1019"/>
        </table:table-row>
        <table:table-row table:style-name="ro1">
          <table:table-cell office:value-type="string" calcext:value-type="string">
            <text:p>P/N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174" calcext:value-type="float">
            <text:p>0,00174</text:p>
          </table:table-cell>
          <table:table-cell office:value-type="float" office:value="0.10138" calcext:value-type="float">
            <text:p>0,10138</text:p>
          </table:table-cell>
          <table:table-cell office:value-type="float" office:value="11.0806" calcext:value-type="float">
            <text:p>11,08060</text:p>
          </table:table-cell>
          <table:table-cell office:value-type="float" office:value="1036.02" calcext:value-type="float">
            <text:p>1036,02000</text:p>
          </table:table-cell>
          <table:table-cell table:number-columns-repeated="1019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16446" calcext:value-type="float">
            <text:p>0,16446</text:p>
          </table:table-cell>
          <table:table-cell office:value-type="float" office:value="11.8758" calcext:value-type="float">
            <text:p>11,87580</text:p>
          </table:table-cell>
          <table:table-cell office:value-type="float" office:value="1162.81" calcext:value-type="float">
            <text:p>1162,81000</text:p>
          </table:table-cell>
          <table:table-cell table:number-columns-repeated="1019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198" calcext:value-type="float">
            <text:p>0,00198</text:p>
          </table:table-cell>
          <table:table-cell office:value-type="float" office:value="0.15608" calcext:value-type="float">
            <text:p>0,15608</text:p>
          </table:table-cell>
          <table:table-cell office:value-type="float" office:value="11.9114" calcext:value-type="float">
            <text:p>11,91140</text:p>
          </table:table-cell>
          <table:table-cell office:value-type="float" office:value="1170.54" calcext:value-type="float">
            <text:p>1170,54000</text:p>
          </table:table-cell>
          <table:table-cell table:number-columns-repeated="1019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2" calcext:value-type="float">
            <text:p>0,00200</text:p>
          </table:table-cell>
          <table:table-cell office:value-type="float" office:value="0.16812" calcext:value-type="float">
            <text:p>0,16812</text:p>
          </table:table-cell>
          <table:table-cell office:value-type="float" office:value="11.8968" calcext:value-type="float">
            <text:p>11,89680</text:p>
          </table:table-cell>
          <table:table-cell office:value-type="float" office:value="1180.86" calcext:value-type="float">
            <text:p>1180,86000</text:p>
          </table:table-cell>
          <table:table-cell table:number-columns-repeated="1019"/>
        </table:table-row>
      </table:table>
      <table:table table:name="ATrivial" table:style-name="ta1">
        <table:table-column table:style-name="co1" table:default-cell-style-name="ce2"/>
        <table:table-column table:style-name="co1" table:number-columns-repeated="4" table:default-cell-style-name="ce6"/>
        <table:table-column table:style-name="co2" table:visibility="collapse" table:default-cell-style-name="ce5"/>
        <table:table-column table:style-name="co2" table:number-columns-repeated="1017" table:default-cell-style-name="ce5"/>
        <table:table-row table:style-name="ro1">
          <table:table-cell table:style-name="ce1" office:value-type="string" calcext:value-type="string" table:number-columns-spanned="5" table:number-rows-spanned="1">
            <text:p>Quase Trivial – Tempo de Execução vs Probabilidade/Tamanho</text:p>
          </table:table-cell>
          <table:covered-table-cell table:number-columns-repeated="4" table:style-name="ce3"/>
          <table:table-cell table:number-columns-repeated="1018"/>
        </table:table-row>
        <table:table-row table:style-name="ro1">
          <table:table-cell office:value-type="string" calcext:value-type="string">
            <text:p>P/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0.00064" calcext:value-type="float">
            <text:p>0,00064</text:p>
          </table:table-cell>
          <table:table-cell table:number-columns-repeated="2" office:value-type="float" office:value="0.00062" calcext:value-type="float">
            <text:p>0,00062</text:p>
          </table:table-cell>
          <table:table-cell table:number-columns-repeated="1018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0188" calcext:value-type="float">
            <text:p>0,00188</text:p>
          </table:table-cell>
          <table:table-cell office:value-type="float" office:value="0.0101" calcext:value-type="float">
            <text:p>0,01010</text:p>
          </table:table-cell>
          <table:table-cell table:number-columns-repeated="2" office:value-type="float" office:value="0.00804" calcext:value-type="float">
            <text:p>0,00804</text:p>
          </table:table-cell>
          <table:table-cell table:number-columns-repeated="1018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0.0481" calcext:value-type="float">
            <text:p>0,04810</text:p>
          </table:table-cell>
          <table:table-cell office:value-type="float" office:value="0.08538" calcext:value-type="float">
            <text:p>0,08538</text:p>
          </table:table-cell>
          <table:table-cell office:value-type="float" office:value="0.08954" calcext:value-type="float">
            <text:p>0,08954</text:p>
          </table:table-cell>
          <table:table-cell table:number-columns-repeated="1018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212" calcext:value-type="float">
            <text:p>0,00212</text:p>
          </table:table-cell>
          <table:table-cell office:value-type="float" office:value="0.16352" calcext:value-type="float">
            <text:p>0,16352</text:p>
          </table:table-cell>
          <table:table-cell office:value-type="float" office:value="0.8272" calcext:value-type="float">
            <text:p>0,82720</text:p>
          </table:table-cell>
          <table:table-cell office:value-type="float" office:value="1.34526" calcext:value-type="float">
            <text:p>1,34526</text:p>
          </table:table-cell>
          <table:table-cell table:number-columns-repeated="1018"/>
        </table:table-row>
      </table:table>
      <table:table table:name="Contour" table:style-name="ta1">
        <table:table-column table:style-name="co1" table:default-cell-style-name="ce2"/>
        <table:table-column table:style-name="co1" table:number-columns-repeated="4" table:default-cell-style-name="ce8"/>
        <table:table-column table:style-name="co2" table:number-columns-repeated="1019" table:default-cell-style-name="ce9"/>
        <table:table-row table:style-name="ro1">
          <table:table-cell table:style-name="ce1" office:value-type="string" calcext:value-type="string" table:number-columns-spanned="5" table:number-rows-spanned="1">
            <text:p>Contour Line – Tempo de Execução vs Probabilidade/Tamanho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office:value-type="string" calcext:value-type="string">
            <text:p>P/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448" calcext:value-type="float">
            <text:p>0,00448</text:p>
          </table:table-cell>
          <table:table-cell office:value-type="float" office:value="0.03992" calcext:value-type="float">
            <text:p>0,03992</text:p>
          </table:table-cell>
          <table:table-cell office:value-type="float" office:value="0.40826" calcext:value-type="float">
            <text:p>0,40826</text:p>
          </table:table-cell>
          <table:table-cell table:number-columns-repeated="1019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022" calcext:value-type="float">
            <text:p>0,00220</text:p>
          </table:table-cell>
          <table:table-cell office:value-type="float" office:value="0.00654" calcext:value-type="float">
            <text:p>0,00654</text:p>
          </table:table-cell>
          <table:table-cell office:value-type="float" office:value="0.03632" calcext:value-type="float">
            <text:p>0,03632</text:p>
          </table:table-cell>
          <table:table-cell office:value-type="float" office:value="0.35772" calcext:value-type="float">
            <text:p>0,35772</text:p>
          </table:table-cell>
          <table:table-cell table:number-columns-repeated="1019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268" calcext:value-type="float">
            <text:p>0,00268</text:p>
          </table:table-cell>
          <table:table-cell office:value-type="float" office:value="0.03518" calcext:value-type="float">
            <text:p>0,03518</text:p>
          </table:table-cell>
          <table:table-cell office:value-type="float" office:value="0.04302" calcext:value-type="float">
            <text:p>0,04302</text:p>
          </table:table-cell>
          <table:table-cell office:value-type="float" office:value="0.3529" calcext:value-type="float">
            <text:p>0,35290</text:p>
          </table:table-cell>
          <table:table-cell table:number-columns-repeated="1019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244" calcext:value-type="float">
            <text:p>0,00244</text:p>
          </table:table-cell>
          <table:table-cell office:value-type="float" office:value="0.10956" calcext:value-type="float">
            <text:p>0,10956</text:p>
          </table:table-cell>
          <table:table-cell office:value-type="float" office:value="0.1947" calcext:value-type="float">
            <text:p>0,19470</text:p>
          </table:table-cell>
          <table:table-cell office:value-type="float" office:value="0.41094" calcext:value-type="float">
            <text:p>0,41094</text:p>
          </table:table-cell>
          <table:table-cell table:number-columns-repeated="1019"/>
        </table:table-row>
      </table:table>
      <table:table table:name="Diagonal" table:style-name="ta1">
        <table:table-column table:style-name="co1" table:default-cell-style-name="ce2"/>
        <table:table-column table:style-name="co1" table:number-columns-repeated="4" table:default-cell-style-name="ce8"/>
        <table:table-column table:style-name="co2" table:number-columns-repeated="1019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Diagonal – Tempo de Execução vs Probabilidade/Tamanho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office:value-type="string" calcext:value-type="string">
            <text:p>P/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008" calcext:value-type="float">
            <text:p>0,00080</text:p>
          </table:table-cell>
          <table:table-cell office:value-type="float" office:value="0.00588" calcext:value-type="float">
            <text:p>0,00588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55272" calcext:value-type="float">
            <text:p>0,55272</text:p>
          </table:table-cell>
          <table:table-cell table:number-columns-repeated="1019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0194" calcext:value-type="float">
            <text:p>0,00194</text:p>
          </table:table-cell>
          <table:table-cell office:value-type="float" office:value="0.02726" calcext:value-type="float">
            <text:p>0,02726</text:p>
          </table:table-cell>
          <table:table-cell office:value-type="float" office:value="0.1762" calcext:value-type="float">
            <text:p>0,17620</text:p>
          </table:table-cell>
          <table:table-cell office:value-type="float" office:value="1.40172" calcext:value-type="float">
            <text:p>1,40172</text:p>
          </table:table-cell>
          <table:table-cell table:number-columns-repeated="1019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0252" calcext:value-type="float">
            <text:p>0,00252</text:p>
          </table:table-cell>
          <table:table-cell office:value-type="float" office:value="0.0728" calcext:value-type="float">
            <text:p>0,07280</text:p>
          </table:table-cell>
          <table:table-cell office:value-type="float" office:value="0.45518" calcext:value-type="float">
            <text:p>0,45518</text:p>
          </table:table-cell>
          <table:table-cell office:value-type="float" office:value="5.15454" calcext:value-type="float">
            <text:p>5,15454</text:p>
          </table:table-cell>
          <table:table-cell table:number-columns-repeated="1019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0238" calcext:value-type="float">
            <text:p>0,00238</text:p>
          </table:table-cell>
          <table:table-cell office:value-type="float" office:value="0.11326" calcext:value-type="float">
            <text:p>0,11326</text:p>
          </table:table-cell>
          <table:table-cell office:value-type="float" office:value="1.89264" calcext:value-type="float">
            <text:p>1,89264</text:p>
          </table:table-cell>
          <table:table-cell office:value-type="float" office:value="18.0634" calcext:value-type="float">
            <text:p>18,06340</text:p>
          </table:table-cell>
          <table:table-cell table:number-columns-repeated="1019"/>
        </table:table-row>
      </table:table>
      <table:table table:name="Heap" table:style-name="ta1">
        <table:table-column table:style-name="co1" table:default-cell-style-name="ce2"/>
        <table:table-column table:style-name="co1" table:number-columns-repeated="4" table:default-cell-style-name="ce8"/>
        <table:table-column table:style-name="co2" table:number-columns-repeated="1019" table:default-cell-style-name="ce11"/>
        <table:table-row table:style-name="ro1">
          <table:table-cell table:style-name="ce1" office:value-type="string" calcext:value-type="string" table:number-columns-spanned="5" table:number-rows-spanned="1">
            <text:p>Heap – Tempo de Execução vs Probabilidade/Tamanho</text:p>
          </table:table-cell>
          <table:covered-table-cell table:number-columns-repeated="4" table:style-name="ce7"/>
          <table:table-cell table:number-columns-repeated="1019"/>
        </table:table-row>
        <table:table-row table:style-name="ro1">
          <table:table-cell office:value-type="string" calcext:value-type="string">
            <text:p>P/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01778" calcext:value-type="float">
            <text:p>0,01778</text:p>
          </table:table-cell>
          <table:table-cell office:value-type="float" office:value="0.01272" calcext:value-type="float">
            <text:p>0,01272</text:p>
          </table:table-cell>
          <table:table-cell office:value-type="float" office:value="0.01228" calcext:value-type="float">
            <text:p>0,01228</text:p>
          </table:table-cell>
          <table:table-cell office:value-type="float" office:value="0.01216" calcext:value-type="float">
            <text:p>0,01216</text:p>
          </table:table-cell>
          <table:table-cell table:number-columns-repeated="1019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02462" calcext:value-type="float">
            <text:p>0,02462</text:p>
          </table:table-cell>
          <table:table-cell office:value-type="float" office:value="0.02838" calcext:value-type="float">
            <text:p>0,02838</text:p>
          </table:table-cell>
          <table:table-cell office:value-type="float" office:value="0.02308" calcext:value-type="float">
            <text:p>0,02308</text:p>
          </table:table-cell>
          <table:table-cell office:value-type="float" office:value="0.02" calcext:value-type="float">
            <text:p>0,02000</text:p>
          </table:table-cell>
          <table:table-cell table:number-columns-repeated="1019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02604" calcext:value-type="float">
            <text:p>0,02604</text:p>
          </table:table-cell>
          <table:table-cell office:value-type="float" office:value="0.1339" calcext:value-type="float">
            <text:p>0,13390</text:p>
          </table:table-cell>
          <table:table-cell office:value-type="float" office:value="0.10774" calcext:value-type="float">
            <text:p>0,10774</text:p>
          </table:table-cell>
          <table:table-cell office:value-type="float" office:value="0.10082" calcext:value-type="float">
            <text:p>0,10082</text:p>
          </table:table-cell>
          <table:table-cell table:number-columns-repeated="1019"/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02686" calcext:value-type="float">
            <text:p>0,02686</text:p>
          </table:table-cell>
          <table:table-cell office:value-type="float" office:value="0.58066" calcext:value-type="float">
            <text:p>0,58066</text:p>
          </table:table-cell>
          <table:table-cell office:value-type="float" office:value="0.96776" calcext:value-type="float">
            <text:p>0,96776</text:p>
          </table:table-cell>
          <table:table-cell office:value-type="float" office:value="1.01408" calcext:value-type="float">
            <text:p>1,0140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6" loext:min-decimal-places="6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1:31:19.4700522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1:01:46.270408015</meta:creation-date>
    <dc:date>2017-09-08T11:31:48.141544932</dc:date>
    <meta:editing-duration>PT17M9S</meta:editing-duration>
    <meta:editing-cycles>9</meta:editing-cycles>
    <meta:generator>LibreOffice/5.1.6.2$Linux_X86_64 LibreOffice_project/10m0$Build-2</meta:generator>
    <meta:document-statistic meta:table-count="5" meta:cell-count="130" meta:object-count="0"/>
  </office:meta>
</office:document-meta>
</file>